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3f3cc" officeooo:paragraph-rsid="0013f3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20:29:57.461561103</meta:creation-date>
    <dc:date>2022-07-24T20:30:31.776383923</dc:date>
    <meta:editing-duration>PT34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2.5.1$Linux_X86_64 LibreOffice_project/20$Build-1</meta:generator>
  </office:meta>
</office:document-meta>
</file>